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17a3" officeooo:paragraph-rsid="00031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8:54:14.539054230</meta:creation-date>
    <dc:date>2019-03-21T08:54:51.930650781</dc:date>
    <meta:editing-duration>PT38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5.2.7.2$Linux_X86_64 LibreOffice_project/20m0$Build-2</meta:generator>
  </office:meta>
</office:document-meta>
</file>